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Ravie" svg:font-family="Ravie" style:font-family-generic="decorative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text-align="center" style:justify-single-word="false" fo:padding-left="0cm" fo:padding-right="0cm" fo:padding-top="0cm" fo:padding-bottom="0.035cm" fo:border-left="none" fo:border-right="none" fo:border-top="none" fo:border-bottom="0.018cm solid #000000"/>
    </style:style>
    <style:style style:name="P2" style:family="paragraph" style:parent-style-name="Standard" style:list-style-name="WW8Num1">
      <style:paragraph-properties fo:margin-left="-0.005cm" fo:margin-right="0cm" fo:margin-top="0.423cm" fo:margin-bottom="0cm" fo:line-height="150%" fo:text-indent="0cm" style:auto-text-indent="false">
        <style:tab-stops>
          <style:tab-stop style:position="1.506cm"/>
        </style:tab-stops>
      </style:paragraph-properties>
    </style:style>
    <style:style style:name="T1" style:family="text">
      <style:text-properties style:text-outline="true" style:font-name="Ravie" fo:font-size="16pt" fo:font-weight="bold" style:font-size-asian="16pt" style:font-weight-asian="bold" style:font-size-complex="16pt"/>
    </style:style>
    <style:style style:name="T2" style:family="text">
      <style:text-properties style:font-name="Arial" fo:font-size="13pt" style:text-underline-style="solid" style:text-underline-width="auto" style:text-underline-color="font-color" style:font-size-asian="13pt" style:font-name-complex="Arial" style:font-size-complex="13pt"/>
    </style:style>
    <style:style style:name="T3" style:family="text">
      <style:text-properties style:font-name="Arial" fo:font-size="13pt" style:font-size-asian="13pt" style:font-name-complex="Arial" style:font-size-complex="13pt"/>
    </style:style>
    <style:style style:name="T4" style:family="text">
      <style:text-properties style:font-name="Arial" fo:font-size="13pt" fo:font-weight="bold" style:font-size-asian="13pt" style:font-weight-asian="bold" style:font-name-complex="Arial" style:font-size-complex="13pt"/>
    </style:style>
    <style:style style:name="T5" style:family="text">
      <style:text-properties style:font-name="Arial" fo:font-size="13pt" fo:font-style="italic" style:font-size-asian="13pt" style:font-style-asian="italic" style:font-name-complex="Arial" style:font-size-complex="13pt"/>
    </style:style>
    <style:style style:name="T6" style:family="text">
      <style:text-properties style:text-position="super 58%" style:font-name="Arial" fo:font-size="13pt" style:font-size-asian="13pt" style:font-name-complex="Arial" style:font-size-complex="13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SIMULAZIONE 5<text:line-break/>(Foglio Elettronico Avanzato)</text:span></text:p>
      <text:list text:style-name="WW8Num1">
        <text:list-item>
          <text:p text:style-name="P2"><text:span text:style-name="T2">Aprire</text:span><text:span text:style-name="T3"> il file </text:span><text:span text:style-name="T4">Sim5</text:span><text:span text:style-name="T3">.</text:span></text:p>
        </text:list-item>
        <text:list-item>
          <text:p text:style-name="P2"><text:span text:style-name="T3">Nella cella G1 del foglio </text:span><text:span text:style-name="T5">Alloggi</text:span><text:span text:style-name="T3"> </text:span><text:span text:style-name="T2">utilizzare</text:span><text:span text:style-name="T3"> la funzione CERCA.VERT per ricavare, per ogni comune, la superficie totale (recuperandola dalla tabella nel foglio </text:span><text:span text:style-name="T5">Superfici</text:span><text:span text:style-name="T3">).</text:span></text:p>
        </text:list-item>
        <text:list-item>
          <text:p text:style-name="P2"><text:span text:style-name="T3">Nel foglio </text:span><text:span text:style-name="T5">Alloggi</text:span><text:span text:style-name="T3"> </text:span><text:span text:style-name="T2">utilizzare</text:span><text:span text:style-name="T3"> una funzione database per calcolare il totale degli occupanti nei comuni con più di 5000 abitazioni occupate.</text:span></text:p>
        </text:list-item>
        <text:list-item>
          <text:p text:style-name="P2"><text:span text:style-name="T3">Nel foglio </text:span><text:span text:style-name="T5">Commercio</text:span><text:span text:style-name="T3"> </text:span><text:span text:style-name="T2">utilizzare</text:span><text:span text:style-name="T3"> un filtro avanzato per visualizzare le voci con più di 100 punti vendita e superficie media minore di 90 m</text:span><text:span text:style-name="T6">2</text:span><text:span text:style-name="T3">.</text:span></text:p>
        </text:list-item>
        <text:list-item>
          <text:p text:style-name="P2"><text:span text:style-name="T2">Modificare</text:span><text:span text:style-name="T3"> il grafico </text:span><text:span text:style-name="T5">Grafico Turismo</text:span><text:span text:style-name="T3"> in modo da avere la serie Camere nell'asse secondario.<text:line-break/>Sempre per questa serie </text:span><text:span text:style-name="T2">aumentare</text:span><text:span text:style-name="T3"> a 360 la distanza tra le barre.</text:span></text:p>
        </text:list-item>
        <text:list-item>
          <text:p text:style-name="P2"><text:span text:style-name="T3">Nel foglio </text:span><text:span text:style-name="T5">Alloggi</text:span><text:span text:style-name="T3"> </text:span><text:span text:style-name="T2">modificare</text:span><text:span text:style-name="T3"> la formattazione delle celle comprese tra C5:C120 in modo da visualizzare la scritta " m2" dopo il numero con separatore delle migliaia.</text:span></text:p>
        </text:list-item>
        <text:list-item>
          <text:p text:style-name="P2"><text:span text:style-name="T3">Nella cella D10 del foglio </text:span><text:span text:style-name="T5">Arrivi&amp;Partenze</text:span><text:span text:style-name="T3"> </text:span><text:span text:style-name="T2">utilizzare</text:span><text:span text:style-name="T3"> la funzione CERCA.VERT per ricavare, per gli anni successivi al 1990, le importazioni (recuperandole dalla tabella nel foglio </text:span><text:span text:style-name="T5">Scambi esteri</text:span><text:span text:style-name="T3">). </text:span></text:p>
        </text:list-item>
        <text:list-item>
          <text:p text:style-name="P2"><text:span text:style-name="T3">Nel foglio </text:span><text:span text:style-name="T5">Comuni Entrate</text:span><text:span text:style-name="T3"> </text:span><text:span text:style-name="T2">utilizzare</text:span><text:span text:style-name="T3"> una funzione database per calcolare il totale delle imposte nei comuni con entrate inferiori a 10000 migliaia di euro.</text:span></text:p>
        </text:list-item>
        <text:list-item>
          <text:p text:style-name="P2"><text:span text:style-name="T3">Nel foglio </text:span><text:span text:style-name="T5">Entrate</text:span><text:span text:style-name="T3"> </text:span><text:span text:style-name="T2">utilizzare</text:span><text:span text:style-name="T3"> un filtro avanzato per visualizzare le voci con meno di 100 amministrazioni e entrate di bilancio superiori a 50000.</text:span></text:p>
        </text:list-item>
        <text:list-item>
          <text:p text:style-name="P2"><text:span text:style-name="T3">Nel foglio </text:span><text:span text:style-name="T5">Grafico it ted</text:span><text:span text:style-name="T3"> </text:span><text:span text:style-name="T2">eliminare</text:span><text:span text:style-name="T3"> la serie Ladini.<text:line-break/></text:span><text:span text:style-name="T2">Invertire</text:span><text:span text:style-name="T3"> l'ordine delle serie Italiani e Tedeschi e </text:span><text:span text:style-name="T2">visualizzare</text:span><text:span text:style-name="T3"> le etichette con i valori per le due serie.</text:span></text:p>
        </text:list-item>
        <text:list-item>
          <text:p text:style-name="P2"><text:span text:style-name="T3">Nel foglio </text:span><text:span text:style-name="T5">Entrate</text:span><text:span text:style-name="T3"> </text:span><text:span text:style-name="T2">creare</text:span><text:span text:style-name="T3"> un formato numerico personalizzato per le celle comprese nell'intervallo F5:F13 in modo da visualizzare il testo <text:line-break/>" %" dopo il numero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Ravie" svg:font-family="Ravie" style:font-family-generic="decorative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it" style:country-asian="IT" style:font-size-complex="12pt" style:language-complex="it" style:country-complex="IT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it" fo:country="IT" style:font-name-asian="Arial Unicode MS" style:font-size-asian="12pt" style:language-asian="it" style:country-asian="IT" style:font-name-complex="Tahoma" style:font-size-complex="12pt" style:language-complex="it" style:country-complex="IT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it" fo:country="IT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arattere_20_predefinito_20_paragrafo" style:display-name="Carattere predefinito paragraf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1.251cm" fo:margin-bottom="0.751cm" fo:margin-left="2cm" fo:margin-right="1.498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dc:title>SIMULAZIONE 5</dc:title>
    <meta:initial-creator>Marco</meta:initial-creator>
    <meta:creation-date>2006-05-07T16:58:00</meta:creation-date>
    <dc:creator>Marco</dc:creator>
    <dc:date>2006-07-14T12:38:00</dc:date>
    <dc:language>it-IT</dc:language>
    <meta:editing-cycles>4</meta:editing-cycles>
    <meta:editing-duration>PT11M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2" meta:word-count="256" meta:character-count="1656"/>
  </office:meta>
</office:document-meta>
</file>